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20.00pt" fo:font-weight="bold" fo:font-family="'Arial Black'" style:font-family-asian="'Arial Black'" style:font-family-complex="'Arial Black'" fo:background-color="transparent" style:use-window-font-color="true"/>
    </style:style>
    <style:style style:name="T3" style:family="text">
      <style:text-properties fo:font-size="20.00pt" fo:font-weight="bold" fo:font-family="'@Yu Gothic UI Semilight'" style:font-family-asian="'@Yu Gothic UI Semilight'" style:font-family-complex="'@Yu Gothic UI Semilight'" fo:background-color="transparent" style:use-window-font-color="true"/>
    </style:style>
    <style:style style:name="T4" style:family="text">
      <style:text-properties fo:font-size="20.00pt" fo:font-weight="bold" fo:font-family="'Arial Black'" style:font-family-asian="'Arial Black'" style:font-family-complex="'Arial Black'" fo:background-color="transparent" style:use-window-font-color="true"/>
    </style:style>
    <style:style style:name="T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Баг:</text:span><text:span text:style-name="T2">Музика під час переміщення екрану</text:span></text:p>
      <text:p text:style-name="P1"><text:span text:style-name="T3">кроки для повторення:</text:span><text:span text:style-name="T4">Запустити код, перетягнути вікно</text:span></text:p>
      <text:p text:style-name="P1"><text:span text:style-name="T4">Очікувано:мала бути нормальною</text:span></text:p>
      <text:p text:style-name="P1"><text:span text:style-name="T4">Отримали: Музика НЕнормальна</text:span></text:p>
      <text:p text:style-name="P1"><text:span text:style-name="T4">Пріоритет: ДУЖЕ ВИСОКИЙ</text:span></text:p>
      <text:p text:style-name="P1"><text:span text:style-name="T4"/></text:p>
      <text:p text:style-name="P1"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